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UF_ESCOLA</text:p>
          </table:table-cell>
          <table:table-cell office:value-type="string" calcext:value-type="string">
            <text:p>MUNICIPIO_ESCOLA</text:p>
          </table:table-cell>
          <table:table-cell office:value-type="string" calcext:value-type="string">
            <text:p>ESFERA_GOVERNO</text:p>
          </table:table-cell>
          <table:table-cell office:value-type="string" calcext:value-type="string">
            <text:p>LOCALIZACAO_ESCOLA</text:p>
          </table:table-cell>
          <table:table-cell office:value-type="string" calcext:value-type="string">
            <text:p>NOME_ESCOLA</text:p>
          </table:table-cell>
          <table:table-cell office:value-type="string" calcext:value-type="string">
            <text:p>ALUNADO</text:p>
          </table:table-cell>
          <table:table-cell table:style-name="ce1" office:value-type="string" calcext:value-type="string">
            <text:p>TOTAL_RECEBIDO_ADESAO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ACRELAND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ESC SANTA LUCIA II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060,00</text:p>
          </table:table-cell>
        </table:table-row>
        <table:table-row table:style-name="ro3">
          <table:table-cell office:value-type="string" calcext:value-type="string">
            <text:p>AC</text:p>
          </table:table-cell>
          <table:table-cell office:value-type="string" calcext:value-type="string">
            <text:p>BRASIL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ESC INSTITUTO ODILON PRATAG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760,00</text:p>
          </table:table-cell>
        </table:table-row>
        <table:table-row table:style-name="ro3">
          <table:table-cell office:value-type="string" calcext:value-type="string">
            <text:p>AM</text:p>
          </table:table-cell>
          <table:table-cell office:value-type="string" calcext:value-type="string">
            <text:p>ANA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ESCOLA ESTADUAL JESUINA REGI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3.880,00</text:p>
          </table:table-cell>
        </table:table-row>
        <table:table-row table:style-name="ro4">
          <table:table-cell office:value-type="string" calcext:value-type="string">
            <text:p>AM</text:p>
          </table:table-cell>
          <table:table-cell office:value-type="string" calcext:value-type="string">
            <text:p>ANA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ESCOLA ESTADUAL MARIA NOGUEIRA MARQU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781,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ABADIA DOS DOURAD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EE PEDRO ALVARES CAB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195,00</text:p>
          </table:table-cell>
        </table:table-row>
        <table:table-row table:style-name="ro3">
          <table:table-cell office:value-type="string" calcext:value-type="string">
            <text:p>MG</text:p>
          </table:table-cell>
          <table:table-cell office:value-type="string" calcext:value-type="string">
            <text:p>ABRE CAMP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EM DR SERTORIO DE AMORIM E SIL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4.240,00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CEHI JOAO CAROLINO REMEDIO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2.645,00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EHI MONSENHOR PINTO DE CARVALH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.220,00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FLEURIDES CAVALLINI MENECHINO PRO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380,00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EC 404 DO RECANTO DAS EM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240,00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ALTINOPOLI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ARMEM MIGUEL VICARI EMEF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2.09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03:20.308351910</meta:creation-date>
    <dc:date>2019-02-16T18:04:32.097048760</dc:date>
    <meta:editing-duration>PT1M12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